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9f8" officeooo:paragraph-rsid="000a49f8"/>
    </style:style>
    <style:style style:name="P2" style:family="paragraph" style:parent-style-name="Standard">
      <style:paragraph-properties fo:text-align="center" style:justify-single-word="false"/>
      <style:text-properties officeooo:rsid="000a49f8" officeooo:paragraph-rsid="000a49f8"/>
    </style:style>
    <style:style style:name="P3" style:family="paragraph" style:parent-style-name="Standard">
      <style:text-properties officeooo:rsid="000e6b55" officeooo:paragraph-rsid="000e6b55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Relacional</text:p>
      <text:p text:style-name="P1"/>
      <text:p text:style-name="P1">User(<text:span text:style-name="T1">id</text:span>, username, first_name, last_name, password, biography, picture, is_private, created_at)</text:p>
      <text:p text:style-name="P1"/>
      <text:p text:style-name="P1">UK(username)</text:p>
      <text:p text:style-name="P1">NN(username)</text:p>
      <text:p text:style-name="P1">NN(first_name)</text:p>
      <text:p text:style-name="P1">NN(last_name)</text:p>
      <text:p text:style-name="P1">NN(password)</text:p>
      <text:p text:style-name="P1">NN(picture)</text:p>
      <text:p text:style-name="P1">NN(is_private)</text:p>
      <text:p text:style-name="P1">NN(created_at)</text:p>
      <text:p text:style-name="P1"/>
      <text:p text:style-name="P1">FriendRequest(<text:span text:style-name="T2">from_user_id, to_user_id,</text:span> status)</text:p>
      <text:p text:style-name="P1"/>
      <text:p text:style-name="P1">FK(from_user_id) → User</text:p>
      <text:p text:style-name="P1">FK(to_user_id) → User</text:p>
      <text:p text:style-name="P1">NN(status)</text:p>
      <text:p text:style-name="P1"/>
      <text:p text:style-name="P1">RI: status só pode ser Accepted, Rejected ou Pending</text:p>
      <text:p text:style-name="P1"/>
      <text:p text:style-name="P1">Friends(<text:span text:style-name="T3">user_1, user_2</text:span>)</text:p>
      <text:p text:style-name="P1"/>
      <text:p text:style-name="P1">FK(user_1) → User</text:p>
      <text:p text:style-name="P1">FK(user_2) → User</text:p>
      <text:p text:style-name="P1">RI: user_1.id &lt; user_2.id</text:p>
      <text:p text:style-name="P1">RI: user_1.id != user_2.id</text:p>
      <text:p text:style-name="P1"/>
      <text:p text:style-name="P3">Message(<text:span text:style-name="T2">id</text:span>, sender, content)</text:p>
      <text:p text:style-name="P3">FK(sender) → User</text:p>
      <text:p text:style-name="P3"/>
      <text:p text:style-name="P3">DirectMessage(<text:span text:style-name="T2">id</text:span>, receiver)</text:p>
      <text:p text:style-name="P3">FK(id) → Message</text:p>
      <text:p text:style-name="P3">FK(receiver) → User</text:p>
      <text:p text:style-name="P3"/>
      <text:p text:style-name="P3">GroupMessage(<text:span text:style-name="T2">id</text:span>, group)</text:p>
      <text:p text:style-name="P3">FK(id) → Message</text:p>
      <text:p text:style-name="P3">FK(group) → GroupChat</text:p>
      <text:p text:style-name="P3"/>
      <text:p text:style-name="P3">GroupChat(<text:span text:style-name="T2">id</text:span>, name)</text:p>
      <text:p text:style-name="P3">NN(name)</text:p>
      <text:p text:style-name="P3"/>
      <text:p text:style-name="P3">GroupParticipants(<text:span text:style-name="T2">group_chat_id, user_id</text:span>)</text:p>
      <text:p text:style-name="P3">FK(group_chat_id) → GroupChat</text:p>
      <text:p text:style-name="P3">FK(user_id) → User</text:p>
      <text:p text:style-name="P3"/>
      <text:p text:style-name="P3"/>
      <text:p text:style-name="P3"/>
      <text:p text:style-name="P1"/>
      <text:p text:style-name="P1"><text:soft-page-break/>Content(<text:span text:style-name="T2">id</text:span>, created_at)</text:p>
      <text:p text:style-name="P1"/>
      <text:p text:style-name="P1">ShortFormContent(<text:span text:style-name="T2">id</text:span>)</text:p>
      <text:p text:style-name="P1"/>
      <text:p text:style-name="P1">FK(id) → Content</text:p>
      <text:p text:style-name="P1"/>
      <text:p text:style-name="P1">LongFormContent(<text:span text:style-name="T2">id</text:span>)</text:p>
      <text:p text:style-name="P1">FK(id) → Content</text:p>
      <text:p text:style-name="P1"/>
      <text:p text:style-name="P1">Comments(<text:span text:style-name="T2">id, </text:span><text:span text:style-name="T4">content, long_form_content_id</text:span>)</text:p>
      <text:p text:style-name="P1">FK(<text:span text:style-name="T4">long_form_content_id) → LongFormContent</text:span></text:p>
      <text:p text:style-name="P1">NN(content)</text:p>
      <text:p text:style-name="P1">NN(long_form_content)</text:p>
      <text:p text:style-name="P1"/>
      <text:p text:style-name="P1"/>
      <text:p text:style-name="P1">Stories(<text:span text:style-name="T2">id</text:span>, file)</text:p>
      <text:p text:style-name="P1"/>
      <text:p text:style-name="P1">FK(id) → ShortFormContent</text:p>
      <text:p text:style-name="P1">NN(file)</text:p>
      <text:p text:style-name="P1"/>
      <text:p text:style-name="P1">Notes(<text:span text:style-name="T2">id</text:span>, content)</text:p>
      <text:p text:style-name="P1"/>
      <text:p text:style-name="P1">NN(content)</text:p>
      <text:p text:style-name="P1">FK(id) → ShortFormContent</text:p>
      <text:p text:style-name="P1"/>
      <text:p text:style-name="P1">Incs(<text:span text:style-name="T1">id</text:span><text:span text:style-name="T2">,</text:span> content)</text:p>
      <text:p text:style-name="P1"/>
      <text:p text:style-name="P1">FK(id) → LongFormContent</text:p>
      <text:p text:style-name="P1">NN(content)</text:p>
      <text:p text:style-name="P1"/>
      <text:p text:style-name="P1">Posts(<text:span text:style-name="T2">id</text:span>, file, description)</text:p>
      <text:p text:style-name="P1"/>
      <text:p text:style-name="P1">FK(id) → LongFormContent</text:p>
      <text:p text:style-name="P1">NN(file)</text:p>
      <text:p text:style-name="P1">NN(description)</text:p>
      <text:p text:style-name="P1"/>
      <text:p text:style-name="P1">RI: O file só pode ser um vídeo ou imag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9:15:09.893193278</meta:creation-date>
    <dc:date>2026-03-04T11:56:48.471795877</dc:date>
    <meta:editing-duration>PT12M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56" meta:word-count="141" meta:character-count="1241" meta:non-whitespace-character-count="1156"/>
  </office:meta>
</office:document-meta>
</file>